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6717"/>
    </style:style>
    <style:style style:name="P2" style:family="paragraph" style:parent-style-name="Standard">
      <style:text-properties officeooo:paragraph-rsid="00136c85"/>
    </style:style>
    <style:style style:name="P3" style:family="paragraph" style:parent-style-name="Standard">
      <style:text-properties officeooo:paragraph-rsid="001752c1"/>
    </style:style>
    <style:style style:name="P4" style:family="paragraph" style:parent-style-name="Standard">
      <style:text-properties officeooo:rsid="0018a8e8" officeooo:paragraph-rsid="0018a8e8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officeooo:rsid="0018a8e8" officeooo:paragraph-rsid="0018a8e8"/>
    </style:style>
    <style:style style:name="P7" style:family="paragraph" style:parent-style-name="Standard">
      <style:text-properties officeooo:paragraph-rsid="001be3f8"/>
    </style:style>
    <style:style style:name="P8" style:family="paragraph" style:parent-style-name="Standard">
      <style:text-properties officeooo:paragraph-rsid="001c2760"/>
    </style:style>
    <style:style style:name="P9" style:family="paragraph" style:parent-style-name="Standard">
      <style:text-properties officeooo:rsid="001c28ac" officeooo:paragraph-rsid="001c28ac"/>
    </style:style>
    <style:style style:name="P10" style:family="paragraph" style:parent-style-name="Standard">
      <style:text-properties officeooo:rsid="001be3f8" officeooo:paragraph-rsid="001be3f8"/>
    </style:style>
    <style:style style:name="P11" style:family="paragraph" style:parent-style-name="Standard">
      <style:text-properties officeooo:rsid="001be3f8" officeooo:paragraph-rsid="001c2760"/>
    </style:style>
    <style:style style:name="P12" style:family="paragraph" style:parent-style-name="Text_20_body">
      <style:text-properties officeooo:paragraph-rsid="001c2760"/>
    </style:style>
    <style:style style:name="T1" style:family="text">
      <style:text-properties officeooo:rsid="000f6717"/>
    </style:style>
    <style:style style:name="T2" style:family="text">
      <style:text-properties officeooo:rsid="0010335f"/>
    </style:style>
    <style:style style:name="T3" style:family="text">
      <style:text-properties officeooo:rsid="0012e013"/>
    </style:style>
    <style:style style:name="T4" style:family="text">
      <style:text-properties officeooo:rsid="001356a3"/>
    </style:style>
    <style:style style:name="T5" style:family="text">
      <style:text-properties officeooo:rsid="00136c85"/>
    </style:style>
    <style:style style:name="T6" style:family="text">
      <style:text-properties style:text-position="super 58%" officeooo:rsid="00155088"/>
    </style:style>
    <style:style style:name="T7" style:family="text">
      <style:text-properties style:text-position="super 58%" officeooo:rsid="001be3f8"/>
    </style:style>
    <style:style style:name="T8" style:family="text">
      <style:text-properties officeooo:rsid="00155088"/>
    </style:style>
    <style:style style:name="T9" style:family="text">
      <style:text-properties officeooo:rsid="001752c1"/>
    </style:style>
    <style:style style:name="T10" style:family="text">
      <style:text-properties officeooo:rsid="0018a8e8"/>
    </style:style>
    <style:style style:name="T11" style:family="text">
      <style:text-properties officeooo:rsid="001be3f8"/>
    </style:style>
    <style:style style:name="T12" style:family="text">
      <style:text-properties officeooo:rsid="0023c0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<text:span text:style-name="T2">m</text:span> 7 structure - ARM Cortex M4</text:p>
      <text:p text:style-name="Standard"/>
      <text:p text:style-name="Standard">Cortex M4 series is used STM32F4<text:span text:style-name="T1">4</text:span>6RE <text:span text:style-name="T1">circuit.</text:span></text:p>
      <text:p text:style-name="Standard"><text:s text:c="2"/></text:p>
      <text:p text:style-name="Standard"><text:s text:c="38"/>------------------------------------------------------------</text:p>
      <text:p text:style-name="Standard"/>
      <text:p text:style-name="Standard">Generating triggers for external components e<text:span text:style-name="T2">x</text:span>ternal de<text:span text:style-name="T2">v</text:span>ices <text:s/><text:span text:style-name="T2">(</text:span>Harddisk, Cir<text:span text:style-name="T2">cuit, etc.. like that many)</text:span></text:p>
      <text:p text:style-name="Standard"/>
      <text:p text:style-name="P1">GPIO Pin,GIPO Pin <text:span text:style-name="T1">=</text:span> in Circust (That Ping)</text:p>
      <text:p text:style-name="Standard"/>
      <text:p text:style-name="Standard"><text:span text:style-name="T1">F</text:span>or <text:span text:style-name="T1">1 </text:span>port = 16 Pi<text:span text:style-name="T1">n</text:span>s</text:p>
      <text:p text:style-name="Standard"/>
      <text:p text:style-name="Standard">Total 8 port (PortA to Port H<text:span text:style-name="T1">)</text:span></text:p>
      <text:p text:style-name="Standard"/>
      <text:p text:style-name="Standard"><text:span text:style-name="T1">1 Pins</text:span>= Multiplexing </text:p>
      <text:p text:style-name="Standard"/>
      <text:p text:style-name="Standard"><text:s text:c="3"/>Eg :(GPIO, <text:span text:style-name="T1">GPOI,</text:span>UART, etc..<text:span text:style-name="T1">)</text:span></text:p>
      <text:p text:style-name="Standard"/>
      <text:p text:style-name="Standard">It Can be use other <text:span text:style-name="T1">process</text:span> in <text:span text:style-name="T1">1 </text:span>pin<text:span text:style-name="T1">s</text:span>.</text:p>
      <text:p text:style-name="Standard"/>
      <text:p text:style-name="Standard"><text:s text:c="3"/>Eg: In clg he is <text:span text:style-name="T1">stud</text:span>ent, in home for mom he is son.</text:p>
      <text:p text:style-name="Standard"/>
      <text:p text:style-name="Standard"/>
      <text:p text:style-name="Standard">High <text:span text:style-name="T3">Z </text:span>st<text:span text:style-name="T3">at</text:span>e - It connot be Calculated (<text:span text:style-name="T3">cann</text:span>ot <text:span text:style-name="T3">c</text:span>ome <text:span text:style-name="T3">c</text:span>rt <text:span text:style-name="T3">v</text:span>alue 1 <text:span text:style-name="T3">or</text:span> 0 <text:span text:style-name="T3">).</text:span></text:p>
      <text:p text:style-name="Standard"/>
      <text:p text:style-name="Standard"><text:span text:style-name="T3">Use</text:span> <text:span text:style-name="T4">P</text:span>ull <text:span text:style-name="T4">U</text:span>p Resistor or <text:span text:style-name="T4">P</text:span>ull <text:span text:style-name="T4">D</text:span>own <text:span text:style-name="T4">R</text:span>esistor down to gets Value <text:span text:style-name="T4">(1=1, 0=0)</text:span>.</text:p>
      <text:p text:style-name="Standard"/>
      <text:p text:style-name="P2">For <text:span text:style-name="T5">1</text:span> = u<text:span text:style-name="T5">s</text:span>e Pull up </text:p>
      <text:p text:style-name="P2"><text:s text:c="6"/>0 = <text:span text:style-name="T5">use </text:span>Pull down. </text:p>
      <text:p text:style-name="P3"><text:s/></text:p>
      <text:p text:style-name="P3"><text:span text:style-name="T5">To get </text:span>the value.</text:p>
      <text:p text:style-name="P2"><text:s/></text:p>
      <text:p text:style-name="P2"><text:span text:style-name="T5">For I2C </text:span>use <text:span text:style-name="T5">2</text:span> p<text:span text:style-name="T5">u</text:span>ll up for <text:span text:style-name="T5">OPEN DRAIN.</text:span></text:p>
      <text:p text:style-name="Standard"/>
      <text:p text:style-name="Standard"/>
      <text:p text:style-name="Standard">2 <text:span text:style-name="T6">1 </text:span>= 2</text:p>
      <text:p text:style-name="Standard"/>
      <text:p text:style-name="Standard">2 <text:span text:style-name="T6">2 </text:span><text:span text:style-name="T5">= 4</text:span></text:p>
      <text:p text:style-name="Standard"/>
      <text:p text:style-name="Standard"><text:span text:style-name="T5">2</text:span><text:span text:style-name="T6">10</text:span><text:span text:style-name="T5"> = </text:span>1024=1 kilo</text:p>
      <text:p text:style-name="Standard"/>
      <text:p text:style-name="P2">1024 = 1 kilo</text:p>
      <text:p text:style-name="P2"/>
      <text:p text:style-name="P2"/>
      <text:p text:style-name="P2"><text:span text:style-name="T5">Circuit </text:span>Code Eg in Day <text:span text:style-name="T5">1</text:span> code.</text:p>
      <text:p text:style-name="P2"/>
      <text:p text:style-name="P2">RCC -<text:span text:style-name="T5">&gt; </text:span>AHBIENR</text:p>
      <text:p text:style-name="P2"/>
      <text:p text:style-name="P2"/>
      <text:p text:style-name="P2"><text:soft-page-break/><text:span text:style-name="T5">OR OPERATOR [Bitwise] <text:s/>| = </text:span>((1&lt;&lt;28)) <text:s text:c="16"/><text:span text:style-name="T9">[</text:span> <text:s/>// <text:s/>“ | ” <text:span text:style-name="T5">= OR OPERATOR [Bitwise] <text:s/></text:span><text:span text:style-name="T8">symbol </text:span><text:span text:style-name="T9">]</text:span><text:span text:style-name="T5"> <text:s text:c="154"/></text:span><text:span text:style-name="T8"><text:s text:c="110"/></text:span><text:span text:style-name="T5"><text:s text:c="160"/></text:span></text:p>
      <text:p text:style-name="P2"><text:s text:c="6"/><text:span text:style-name="T9">replace 0 into 1 for 28 position or pin to turn on led or do input process.</text:span></text:p>
      <text:p text:style-name="P2"><text:s text:c="6"/></text:p>
      <text:p text:style-name="P2"/>
      <text:p text:style-name="P3">#define Por-EEN EC (Any <text:span text:style-name="T9">name</text:span>) </text:p>
      <text:p text:style-name="P3"><text:s text:c="7"/><text:span text:style-name="T9">(some code inbtw)</text:span></text:p>
      <text:p text:style-name="P3"><text:s text:c="7"/></text:p>
      <text:p text:style-name="P3"><text:s text:c="10"/>(1&lt;&lt;0)</text:p>
      <text:p text:style-name="P2"/>
      <text:p text:style-name="P2">mod<text:span text:style-name="T9">ular</text:span> register = tell them <text:span text:style-name="T10">go </text:span><text:span text:style-name="T9">to in </text:span>input or output mode.</text:p>
      <text:p text:style-name="P2"/>
      <text:p text:style-name="P2">for <text:span text:style-name="T10">1</text:span> Pin <text:span text:style-name="T9">= </text:span>2 Pins asigned.</text:p>
      <text:p text:style-name="P2"/>
      <text:p text:style-name="P3">ODR = <text:span text:style-name="T9">O</text:span>utput <text:s/>D<text:span text:style-name="T9">at</text:span>a <text:span text:style-name="T9">R</text:span>egister.</text:p>
      <text:p text:style-name="P2"/>
      <text:p text:style-name="P2"><text:span text:style-name="T10">ODR = </text:span>Tells them to <text:span text:style-name="T10">OUTPUT </text:span>(or) INP<text:span text:style-name="T10">UT</text:span> mode.</text:p>
      <text:p text:style-name="P2"/>
      <text:p text:style-name="P2"/>
      <text:p text:style-name="P6">MEMORY MAP : HEXADECIMAL</text:p>
      <text:p text:style-name="P4"/>
      <text:p text:style-name="P4"><text:s/>0,1,2,3,4,5,6,7,8,9,A,B,C,D,E,F</text:p>
      <text:p text:style-name="P4"/>
      <text:p text:style-name="P4"><text:s/>Hexadecimal notation uses digits 0-9 and letters A-F to represent values from 0 to 15.</text:p>
      <text:p text:style-name="P4"/>
      <text:p text:style-name="P4"><text:s text:c="8"/>4- GIGA Bits. (calculation in class)</text:p>
      <text:p text:style-name="Standard"/>
      <text:p text:style-name="Standard"/>
      <text:p text:style-name="P5">Hex<text:span text:style-name="T11">a</text:span>decimal (4 <text:span text:style-name="T11">bit</text:span>) -<text:span text:style-name="T11">&gt; </text:span>16(2<text:span text:style-name="T7">4</text:span>)</text:p>
      <text:p text:style-name="Standard"/>
      <text:p text:style-name="P10">0 - 0000</text:p>
      <text:p text:style-name="P7"/>
      <text:p text:style-name="P7">1 - 0001</text:p>
      <text:p text:style-name="Standard"/>
      <text:p text:style-name="Standard">2 - 0010</text:p>
      <text:p text:style-name="Standard"/>
      <text:p text:style-name="Standard">3 - 0011</text:p>
      <text:p text:style-name="Standard"/>
      <text:p text:style-name="Standard"><text:span text:style-name="T11">4 </text:span>- 0100</text:p>
      <text:p text:style-name="Standard"/>
      <text:p text:style-name="Standard">5 - 0101</text:p>
      <text:p text:style-name="Standard"/>
      <text:p text:style-name="Standard">6 - 0<text:span text:style-name="T11">11</text:span>0</text:p>
      <text:p text:style-name="Standard"/>
      <text:p text:style-name="Standard">7 - 011<text:span text:style-name="T11">1</text:span></text:p>
      <text:p text:style-name="Standard"/>
      <text:p text:style-name="Standard">8 - 1000</text:p>
      <text:p text:style-name="Standard"/>
      <text:p text:style-name="Standard">9 - 100<text:span text:style-name="T11">1</text:span></text:p>
      <text:p text:style-name="Standard"/>
      <text:p text:style-name="P7">A – 1010 <text:s text:c="56"/></text:p>
      <text:p text:style-name="Standard"><text:soft-page-break/></text:p>
      <text:p text:style-name="P7">B - <text:span text:style-name="T11">1011</text:span> <text:s text:c="56"/></text:p>
      <text:p text:style-name="Standard"/>
      <text:p text:style-name="P7">C – 1100 <text:s text:c="54"/></text:p>
      <text:p text:style-name="P8">D -1101</text:p>
      <text:p text:style-name="P8"/>
      <text:p text:style-name="P8">E-11<text:span text:style-name="T11">1</text:span>0</text:p>
      <text:p text:style-name="P8"/>
      <text:p text:style-name="P11">F – 1111</text:p>
      <text:p text:style-name="P8"/>
      <text:p text:style-name="P8"/>
      <text:p text:style-name="P9">( written like in 0xA = 10 [for eg] <text:s/>“x” = Hexadecimal )</text:p>
      <text:p text:style-name="P9"/>
      <text:p text:style-name="P12"><text:span text:style-name="Strong_20_Emphasis">Decimal 10</text:span>: In hexadecimal, it is represented as <text:span text:style-name="Source_20_Text">A</text:span>.</text:p>
      <text:p text:style-name="P12"><text:span text:style-name="Strong_20_Emphasis">Decimal 255</text:span>: In hexadecimal, it is represented as <text:span text:style-name="Source_20_Text">FF</text:span>.</text:p>
      <text:p text:style-name="P12"><text:span text:style-name="Strong_20_Emphasis">Decimal 1000</text:span>: In hexadecimal, it is represented as <text:span text:style-name="Source_20_Text">3E8</text:span>.</text:p>
      <text:p text:style-name="P12"><text:span text:style-name="Strong_20_Emphasis">Decimal 12345</text:span>: In hexadecimal, it is represented as <text:span text:style-name="Source_20_Text">3039</text:span>.</text:p>
      <text:p text:style-name="P12"><text:span text:style-name="Strong_20_Emphasis">Decimal 65535</text:span>: In hexadecimal, it is represented as <text:span text:style-name="Source_20_Text">FFFF</text:span>.</text:p>
      <text:p text:style-name="P12"><text:span text:style-name="Strong_20_Emphasis">Decimal 42</text:span>: In hexadecimal, it is represented as <text:span text:style-name="Source_20_Text">2A</text:span>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c0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-2, (14.0<text:span text:style-name="MT1">2.</text:span>24) D-1(embedded system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22:11:41.273967589</meta:creation-date>
    <dc:date>2024-03-14T11:27:11.210072446</dc:date>
    <meta:editing-duration>PT1H1M2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66" meta:word-count="378" meta:character-count="2623" meta:non-whitespace-character-count="1582"/>
  </office:meta>
</office:document-meta>
</file>